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47f" officeooo:paragraph-rsid="000d347f"/>
    </style:style>
    <style:style style:name="T1" style:family="text">
      <style:text-properties officeooo:rsid="000d3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world's population is assumed to be nearly 10 billion by 2050</text:p>
      <text:p text:style-name="Standard">At present, about 37.7% of total land surface is used for crop production. <text:span text:style-name="T1">And the number is going to decrease with the increase of population.</text:span></text:p>
      <text:p text:style-name="P1">So the likely problems to face are:</text:p>
      <text:p text:style-name="P1">1. Increased population</text:p>
      <text:p text:style-name="P1">2. Decreased fields</text:p>
      <text:p text:style-name="P1">3. Increased demand of foods</text:p>
      <text:p text:style-name="P1">4. Grow more foods in smaller spaces</text:p>
      <text:p text:style-name="P1">5. Decrease of fresh water</text:p>
      <text:p text:style-name="P1">6. Increasing demand of power</text:p>
      <text:p text:style-name="P1">7. Increase of green house effect</text:p>
      <text:p text:style-name="P1">8. Increase of production of plastics</text:p>
      <text:p text:style-name="P1"/>
      <text:p text:style-name="P1"/>
      <text:p text:style-name="P1"/>
      <text:p text:style-name="P1">Likely techs to grow in near future:</text:p>
      <text:p text:style-name="P1">1. Use of saline water as the source of fresh water</text:p>
      <text:p text:style-name="P1">2. Use of sea space as the space for agriculture</text:p>
      <text:p text:style-name="P1">3. Increase of production of green energy</text:p>
      <text:p text:style-name="P1">4. Decrease of production of carbon</text:p>
      <text:p text:style-name="P1">5. Use of thrown away plastics to produce either energy or hydrocarbons</text:p>
      <text:p text:style-name="P1">6. Integration of AI in daily machines</text:p>
      <text:p text:style-name="P1">7. More use of robots in daily liv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2:31:45.088917748</meta:creation-date>
    <dc:date>2021-07-19T22:38:12.882827231</dc:date>
    <meta:editing-duration>PT6M46S</meta:editing-duration>
    <meta:editing-cycles>1</meta:editing-cycles>
    <meta:document-statistic meta:table-count="0" meta:image-count="0" meta:object-count="0" meta:page-count="1" meta:paragraph-count="19" meta:word-count="152" meta:character-count="830" meta:non-whitespace-character-count="697"/>
    <meta:generator>LibreOffice/6.4.7.2$Linux_X86_64 LibreOffice_project/40$Build-2</meta:generator>
  </office:meta>
</office:document-meta>
</file>